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1000003B50000007FF12CA4EA3583C60F.png" manifest:media-type="image/png"/>
  <manifest:file-entry manifest:full-path="Pictures/1000000100000188000001B53142392945B5B740.png" manifest:media-type="image/png"/>
  <manifest:file-entry manifest:full-path="Pictures/100000010000036E000000AA27DE3C21C52D95F1.png" manifest:media-type="image/png"/>
  <manifest:file-entry manifest:full-path="Pictures/100000010000007E0000006DB89F62D326F31CFA.png" manifest:media-type="image/png"/>
  <manifest:file-entry manifest:full-path="Pictures/1000000100000321000000A6B20B12649FAC5994.png" manifest:media-type="image/png"/>
  <manifest:file-entry manifest:full-path="Pictures/10000001000000AE00000048B33764D63CFB7F98.png" manifest:media-type="image/png"/>
  <manifest:file-entry manifest:full-path="Pictures/10000001000002E5000000A36CDEE6FB66E02966.png" manifest:media-type="image/png"/>
  <manifest:file-entry manifest:full-path="Pictures/100000010000010F0000007CB455EBCADA10B660.png" manifest:media-type="image/png"/>
  <manifest:file-entry manifest:full-path="Pictures/100000010000038D000000AB2EDD2D5B77ED4E83.png" manifest:media-type="image/png"/>
  <manifest:file-entry manifest:full-path="Pictures/10000001000000DF0000002C98C3560FC6B7974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4a3cc" officeooo:paragraph-rsid="0014a3cc" style:font-weight-asian="bold" style:font-weight-complex="bold"/>
    </style:style>
    <style:style style:name="P3" style:family="paragraph" style:parent-style-name="Standard">
      <style:text-properties fo:font-weight="bold" officeooo:rsid="0014a3cc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itle" style:master-page-name="Standard">
      <style:paragraph-properties fo:text-align="center" style:justify-single-word="false" style:page-number="auto"/>
      <style:text-properties officeooo:rsid="00156777" officeooo:paragraph-rsid="001567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rupamientos</text:p>
      <text:p text:style-name="P2">Consulta 1:</text:p>
      <text:p text:style-name="P2"><draw:frame draw:style-name="fr2" draw:name="Imagen2" text:anchor-type="char" svg:width="15cm" svg:height="2.006cm" draw:z-index="4"><draw:image xlink:href="Pictures/10000001000003B50000007FF12CA4EA3583C60F.png" xlink:type="simple" xlink:show="embed" xlink:actuate="onLoad" draw:mime-type="image/png"/></draw:frame><draw:frame draw:style-name="fr3" draw:name="Imagen3" text:anchor-type="char" svg:x="2.314cm" svg:y="2.196cm" svg:width="10.373cm" svg:height="11.562cm" draw:z-index="5"><draw:image xlink:href="Pictures/1000000100000188000001B53142392945B5B740.png" xlink:type="simple" xlink:show="embed" xlink:actuate="onLoad" draw:mime-type="image/png"/></draw:frame></text:p>
      <text:p text:style-name="P2">Consulta 2:</text:p>
      <text:p text:style-name="P2"><draw:frame draw:style-name="fr2" draw:name="Imagen4" text:anchor-type="char" svg:width="15cm" svg:height="3.108cm" draw:z-index="6"><draw:image xlink:href="Pictures/1000000100000321000000A6B20B12649FAC5994.png" xlink:type="simple" xlink:show="embed" xlink:actuate="onLoad" draw:mime-type="image/png"/></draw:frame></text:p>
      <text:p text:style-name="P3"><draw:frame draw:style-name="fr3" draw:name="Imagen5" text:anchor-type="char" svg:x="5.569cm" svg:y="-0.291cm" svg:width="3.334cm" svg:height="2.884cm" draw:z-index="7"><draw:image xlink:href="Pictures/100000010000007E0000006DB89F62D326F31CFA.png" xlink:type="simple" xlink:show="embed" xlink:actuate="onLoad" draw:mime-type="image/png"/></draw:frame></text:p>
      <text:p text:style-name="P2"><text:soft-page-break/>Consulta 3:</text:p>
      <text:p text:style-name="P2"><draw:frame draw:style-name="fr2" draw:name="Imagen6" text:anchor-type="char" svg:width="15cm" svg:height="2.903cm" draw:z-index="8"><draw:image xlink:href="Pictures/100000010000036E000000AA27DE3C21C52D95F1.png" xlink:type="simple" xlink:show="embed" xlink:actuate="onLoad" draw:mime-type="image/png"/></draw:frame></text:p>
      <text:p text:style-name="P2"><draw:frame draw:style-name="fr1" draw:name="Imagen7" text:anchor-type="char" svg:width="4.604cm" svg:height="1.905cm" draw:z-index="9"><draw:image xlink:href="Pictures/10000001000000AE00000048B33764D63CFB7F98.png" xlink:type="simple" xlink:show="embed" xlink:actuate="onLoad" draw:mime-type="image/png"/></draw:frame></text:p>
      <text:p text:style-name="P2">Consulta 4:</text:p>
      <text:p text:style-name="P2"><draw:frame draw:style-name="fr2" draw:name="Imagen8" text:anchor-type="char" svg:width="15cm" svg:height="3.298cm" draw:z-index="10"><draw:image xlink:href="Pictures/10000001000002E5000000A36CDEE6FB66E02966.png" xlink:type="simple" xlink:show="embed" xlink:actuate="onLoad" draw:mime-type="image/png"/></draw:frame></text:p>
      <text:p text:style-name="P2"><draw:frame draw:style-name="fr1" draw:name="Imagen9" text:anchor-type="char" svg:width="7.17cm" svg:height="3.281cm" draw:z-index="11"><draw:image xlink:href="Pictures/100000010000010F0000007CB455EBCADA10B660.png" xlink:type="simple" xlink:show="embed" xlink:actuate="onLoad" draw:mime-type="image/png"/></draw:frame></text:p>
      <text:p text:style-name="P2">Consulta 5:</text:p>
      <text:p text:style-name="P2"><draw:frame draw:style-name="fr2" draw:name="Imagen10" text:anchor-type="char" svg:width="15cm" svg:height="2.82cm" draw:z-index="12"><draw:image xlink:href="Pictures/100000010000038D000000AB2EDD2D5B77ED4E83.png" xlink:type="simple" xlink:show="embed" xlink:actuate="onLoad" draw:mime-type="image/png"/></draw:frame></text:p>
      <text:p text:style-name="P2"><draw:frame draw:style-name="fr1" draw:name="Imagen11" text:anchor-type="char" svg:width="5.9cm" svg:height="1.164cm" draw:z-index="13"><draw:image xlink:href="Pictures/10000001000000DF0000002C98C3560FC6B79745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Imagen1" text:anchor-type="char" svg:x="0.958cm" svg:y="-0.614cm" svg:width="3.344cm" svg:height="2.185cm" draw:z-index="1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3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Base de Datos – 1ºDAM</text:p>
      </style:header>
      <style:footer>
        <text:p text:style-name="MP3">Página <text:page-number text:select-page="current">2</text:page-number><text:s/>de 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1</meta:editing-cycles>
    <meta:creation-date>2022-03-17T15:42:00</meta:creation-date>
    <dc:date>2024-02-19T17:31:04.528000000</dc:date>
    <meta:editing-duration>PT2M59S</meta:editing-duration>
    <meta:generator>LibreOffice/7.2.7.2$Windows_X86_64 LibreOffice_project/8d71d29d553c0f7dcbfa38fbfda25ee34cce99a2</meta:generator>
    <meta:document-statistic meta:table-count="0" meta:image-count="12" meta:object-count="0" meta:page-count="2" meta:paragraph-count="10" meta:word-count="24" meta:character-count="143" meta:non-whitespace-character-count="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